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4540100580101</text:p>
          </table:table-cell>
          <table:table-cell office:value-type="string" calcext:value-type="string">
            <text:p>2025-01-02 15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70512" calcext:value-type="float">
            <text:p>100.87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540100580101</text:p>
          </table:table-cell>
          <table:table-cell office:value-type="string" calcext:value-type="string">
            <text:p>2024-01-02 23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19536" calcext:value-type="float">
            <text:p>99.91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540100580101</text:p>
          </table:table-cell>
          <table:table-cell office:value-type="string" calcext:value-type="string">
            <text:p>2023-01-05 17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93528" calcext:value-type="float">
            <text:p>99.09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540100580101</text:p>
          </table:table-cell>
          <table:table-cell office:value-type="string" calcext:value-type="string">
            <text:p>2022-01-14 20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61552" calcext:value-type="float">
            <text:p>97.76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540100580101</text:p>
          </table:table-cell>
          <table:table-cell office:value-type="string" calcext:value-type="string">
            <text:p>2021-01-06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978" calcext:value-type="float">
            <text:p>96.69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540100580101</text:p>
          </table:table-cell>
          <table:table-cell office:value-type="string" calcext:value-type="string">
            <text:p>2020-08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0404" calcext:value-type="float">
            <text:p>100.90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540100580101</text:p>
          </table:table-cell>
          <table:table-cell office:value-type="string" calcext:value-type="string">
            <text:p>2020-01-06 1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548" calcext:value-type="float">
            <text:p>95.5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540100580101</text:p>
          </table:table-cell>
          <table:table-cell office:value-type="string" calcext:value-type="string">
            <text:p>2019-01-07 17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4896" calcext:value-type="float">
            <text:p>94.5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540100580101</text:p>
          </table:table-cell>
          <table:table-cell office:value-type="string" calcext:value-type="string">
            <text:p>2018-01-04 17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88256" calcext:value-type="float">
            <text:p>93.48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540100580101</text:p>
          </table:table-cell>
          <table:table-cell office:value-type="string" calcext:value-type="string">
            <text:p>2017-01-05 20:56:0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9448" calcext:value-type="float">
            <text:p>92.9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540100580101</text:p>
          </table:table-cell>
          <table:table-cell office:value-type="string" calcext:value-type="string">
            <text:p>2016-01-07 08:23:3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91104" calcext:value-type="float">
            <text:p>91.89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540100580101</text:p>
          </table:table-cell>
          <table:table-cell office:value-type="string" calcext:value-type="string">
            <text:p>2015-01-23 16:54:0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304" calcext:value-type="float">
            <text:p>90.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540100580101</text:p>
          </table:table-cell>
          <table:table-cell office:value-type="string" calcext:value-type="string">
            <text:p>2014-01-07 20:27:1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3688" calcext:value-type="float">
            <text:p>89.3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540100580101</text:p>
          </table:table-cell>
          <table:table-cell office:value-type="string" calcext:value-type="string">
            <text:p>2013-01-09 21:36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6528" calcext:value-type="float">
            <text:p>87.9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06" meta:object-count="0"/>
    <meta:user-defined meta:name="AppVersion">3.0</meta:user-defined>
  </office:meta>
</office:document-meta>
</file>